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180 fps-10 sec Left or Right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320000</text:p>
          </table:table-cell>
          <table:table-cell office:value-type="string">
            <text:p>116</text:p>
          </table:table-cell>
          <table:table-cell office:value-type="string">
            <text:p>1600-3400</text:p>
          </table:table-cell>
          <table:table-cell office:value-type="string">
            <text:p>-41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8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9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0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38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380-15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8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150-25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150-25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60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1800</text:p>
          </table:table-cell>
          <table:table-cell office:value-type="string">
            <text:p>0.06-7.9</text:p>
          </table:table-cell>
          <table:table-cell office:value-type="string">
            <text:p>399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2500 100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030</text:p>
          </table:table-cell>
          <table:table-cell office:value-type="string">
            <text:p>7.9-64</text:p>
          </table:table-cell>
          <table:table-cell office:value-type="string">
            <text:p>1911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EQ AREF 1000 49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000</text:p>
          </table:table-cell>
          <table:table-cell office:value-type="string">
            <text:p>64-214</text:p>
          </table:table-cell>
          <table:table-cell office:value-type="string">
            <text:p>225000</text:p>
          </table:table-cell>
          <table:table-cell office:value-type="string">
            <text:p>0.69-1.56</text:p>
          </table:table-cell>
          <table:table-cell office:value-type="string">
            <text:p>116-185</text:p>
          </table:table-cell>
          <table:table-cell office:value-type="string">
            <text:p>EQ AREF 490 38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00</text:p>
          </table:table-cell>
          <table:table-cell office:value-type="string">
            <text:p>214-508</text:p>
          </table:table-cell>
          <table:table-cell office:value-type="string">
            <text:p>156900</text:p>
          </table:table-cell>
          <table:table-cell office:value-type="string">
            <text:p>1.56-2.78</text:p>
          </table:table-cell>
          <table:table-cell office:value-type="string">
            <text:p>174-247</text:p>
          </table:table-cell>
          <table:table-cell office:value-type="string">
            <text:p>38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4</text:p>
          </table:table-cell>
          <table:table-cell office:value-type="string">
            <text:p>508-992</text:p>
          </table:table-cell>
          <table:table-cell office:value-type="string">
            <text:p>84300</text:p>
          </table:table-cell>
          <table:table-cell office:value-type="string">
            <text:p>2.78-4.34</text:p>
          </table:table-cell>
          <table:table-cell office:value-type="string">
            <text:p>231-309</text:p>
          </table:table-cell>
          <table:table-cell office:value-type="string">
            <text:p>38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2</text:p>
          </table:table-cell>
          <table:table-cell office:value-type="string">
            <text:p>992-1720</text:p>
          </table:table-cell>
          <table:table-cell office:value-type="string">
            <text:p>38700</text:p>
          </table:table-cell>
          <table:table-cell office:value-type="string">
            <text:p>4.34-6.25</text:p>
          </table:table-cell>
          <table:table-cell office:value-type="string">
            <text:p>289-371</text:p>
          </table:table-cell>
          <table:table-cell office:value-type="string">
            <text:p>38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030</text:p>
          </table:table-cell>
          <table:table-cell office:value-type="string">
            <text:p>1720-2720</text:p>
          </table:table-cell>
          <table:table-cell office:value-type="string">
            <text:p>16000</text:p>
          </table:table-cell>
          <table:table-cell office:value-type="string">
            <text:p>6.25-8.51</text:p>
          </table:table-cell>
          <table:table-cell office:value-type="string">
            <text:p>347-432</text:p>
          </table:table-cell>
          <table:table-cell office:value-type="string">
            <text:p>38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2720-3590</text:p>
          </table:table-cell>
          <table:table-cell office:value-type="string">
            <text:p>4800</text:p>
          </table:table-cell>
          <table:table-cell office:value-type="string">
            <text:p>8.51-10.2</text:p>
          </table:table-cell>
          <table:table-cell office:value-type="string">
            <text:p>405-474</text:p>
          </table:table-cell>
          <table:table-cell office:value-type="string">
            <text:p>38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0 fps-20 sec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86000</text:p>
          </table:table-cell>
          <table:table-cell office:value-type="string">
            <text:p>116</text:p>
          </table:table-cell>
          <table:table-cell office:value-type="string">
            <text:p>1400-3000</text:p>
          </table:table-cell>
          <table:table-cell office:value-type="string">
            <text:p>-38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8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8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0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41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410-15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1800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8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150-25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150-25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60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9500</text:p>
          </table:table-cell>
          <table:table-cell office:value-type="string">
            <text:p>0.06-7.94</text:p>
          </table:table-cell>
          <table:table-cell office:value-type="string">
            <text:p>5160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2400 96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9190</text:p>
          </table:table-cell>
          <table:table-cell office:value-type="string">
            <text:p>7.94-64</text:p>
          </table:table-cell>
          <table:table-cell office:value-type="string">
            <text:p>2122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EQ AREF 960 43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890</text:p>
          </table:table-cell>
          <table:table-cell office:value-type="string">
            <text:p>64-214</text:p>
          </table:table-cell>
          <table:table-cell office:value-type="string">
            <text:p>208400</text:p>
          </table:table-cell>
          <table:table-cell office:value-type="string">
            <text:p>0.69-1.56</text:p>
          </table:table-cell>
          <table:table-cell office:value-type="string">
            <text:p>116-185</text:p>
          </table:table-cell>
          <table:table-cell office:value-type="string">
            <text:p>EQ AREF 430 41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87</text:p>
          </table:table-cell>
          <table:table-cell office:value-type="string">
            <text:p>214-508</text:p>
          </table:table-cell>
          <table:table-cell office:value-type="string">
            <text:p>120400</text:p>
          </table:table-cell>
          <table:table-cell office:value-type="string">
            <text:p>1.56-2.78</text:p>
          </table:table-cell>
          <table:table-cell office:value-type="string">
            <text:p>174-247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0</text:p>
          </table:table-cell>
          <table:table-cell office:value-type="string">
            <text:p>508-992</text:p>
          </table:table-cell>
          <table:table-cell office:value-type="string">
            <text:p>53400</text:p>
          </table:table-cell>
          <table:table-cell office:value-type="string">
            <text:p>2.78-4.34</text:p>
          </table:table-cell>
          <table:table-cell office:value-type="string">
            <text:p>231-309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</text:p>
          </table:table-cell>
          <table:table-cell office:value-type="string">
            <text:p>992-1720</text:p>
          </table:table-cell>
          <table:table-cell office:value-type="string">
            <text:p>20200</text:p>
          </table:table-cell>
          <table:table-cell office:value-type="string">
            <text:p>4.34-6.25</text:p>
          </table:table-cell>
          <table:table-cell office:value-type="string">
            <text:p>289-371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720-2720</text:p>
          </table:table-cell>
          <table:table-cell office:value-type="string">
            <text:p>6600</text:p>
          </table:table-cell>
          <table:table-cell office:value-type="string">
            <text:p>6.25-8.51</text:p>
          </table:table-cell>
          <table:table-cell office:value-type="string">
            <text:p>347-432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10 fps-20 sec Right" table:style-name="ta1" table:print="false"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86000</text:p>
          </table:table-cell>
          <table:table-cell office:value-type="string">
            <text:p>116</text:p>
          </table:table-cell>
          <table:table-cell office:value-type="string">
            <text:p>1400-3000</text:p>
          </table:table-cell>
          <table:table-cell office:value-type="string">
            <text:p>-38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8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8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0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41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410-15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8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150-25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150-25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table:style-name="Default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60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9500</text:p>
          </table:table-cell>
          <table:table-cell office:value-type="string">
            <text:p>0.06-7.94</text:p>
          </table:table-cell>
          <table:table-cell office:value-type="string">
            <text:p>51600</text:p>
          </table:table-cell>
          <table:table-cell office:value-type="string">
            <text:p>0.007-0.17</text:p>
          </table:table-cell>
          <table:table-cell office:value-type="string">
            <text:p><text:s/></text:p>
          </table:table-cell>
          <table:table-cell office:value-type="string">
            <text:p>EQ AREF 2400 96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9190</text:p>
          </table:table-cell>
          <table:table-cell office:value-type="string">
            <text:p>7.94-64</text:p>
          </table:table-cell>
          <table:table-cell office:value-type="string">
            <text:p>2122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EQ AREF 960 43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890</text:p>
          </table:table-cell>
          <table:table-cell office:value-type="string">
            <text:p>64-214</text:p>
          </table:table-cell>
          <table:table-cell office:value-type="string">
            <text:p>208400</text:p>
          </table:table-cell>
          <table:table-cell office:value-type="string">
            <text:p>0.69-1.56</text:p>
          </table:table-cell>
          <table:table-cell office:value-type="string">
            <text:p>116-185</text:p>
          </table:table-cell>
          <table:table-cell office:value-type="string">
            <text:p>EQ AREF 430 41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87</text:p>
          </table:table-cell>
          <table:table-cell office:value-type="string">
            <text:p>214-508</text:p>
          </table:table-cell>
          <table:table-cell office:value-type="string">
            <text:p>120400</text:p>
          </table:table-cell>
          <table:table-cell office:value-type="string">
            <text:p>1.56-2.78</text:p>
          </table:table-cell>
          <table:table-cell office:value-type="string">
            <text:p>174-247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0</text:p>
          </table:table-cell>
          <table:table-cell office:value-type="string">
            <text:p>508-992</text:p>
          </table:table-cell>
          <table:table-cell office:value-type="string">
            <text:p>53400</text:p>
          </table:table-cell>
          <table:table-cell office:value-type="string">
            <text:p>2.78-4.34</text:p>
          </table:table-cell>
          <table:table-cell office:value-type="string">
            <text:p>231-309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</text:p>
          </table:table-cell>
          <table:table-cell office:value-type="string">
            <text:p>992-1720</text:p>
          </table:table-cell>
          <table:table-cell office:value-type="string">
            <text:p>20200</text:p>
          </table:table-cell>
          <table:table-cell office:value-type="string">
            <text:p>4.34-6.25</text:p>
          </table:table-cell>
          <table:table-cell office:value-type="string">
            <text:p>289-371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720-2720</text:p>
          </table:table-cell>
          <table:table-cell office:value-type="string">
            <text:p>6600</text:p>
          </table:table-cell>
          <table:table-cell office:value-type="string">
            <text:p>6.25-8.51</text:p>
          </table:table-cell>
          <table:table-cell office:value-type="string">
            <text:p>347-432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60 fps-20 sec Right or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86000</text:p>
          </table:table-cell>
          <table:table-cell office:value-type="string">
            <text:p>116</text:p>
          </table:table-cell>
          <table:table-cell office:value-type="string">
            <text:p>1400-3000</text:p>
          </table:table-cell>
          <table:table-cell office:value-type="string">
            <text:p>-38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8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8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0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41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410-15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8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150-25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150-25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60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9500</text:p>
          </table:table-cell>
          <table:table-cell office:value-type="string">
            <text:p>0.06-7.94</text:p>
          </table:table-cell>
          <table:table-cell office:value-type="string">
            <text:p>516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2400 96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9190</text:p>
          </table:table-cell>
          <table:table-cell office:value-type="string">
            <text:p>7.94-64</text:p>
          </table:table-cell>
          <table:table-cell office:value-type="string">
            <text:p>2122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EQ AREF 960 43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890</text:p>
          </table:table-cell>
          <table:table-cell office:value-type="string">
            <text:p>64-214</text:p>
          </table:table-cell>
          <table:table-cell office:value-type="string">
            <text:p>208400</text:p>
          </table:table-cell>
          <table:table-cell office:value-type="string">
            <text:p>0.69-1.56</text:p>
          </table:table-cell>
          <table:table-cell office:value-type="string">
            <text:p>116-185</text:p>
          </table:table-cell>
          <table:table-cell office:value-type="string">
            <text:p>EQ AREF 430 41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87</text:p>
          </table:table-cell>
          <table:table-cell office:value-type="string">
            <text:p>214-508</text:p>
          </table:table-cell>
          <table:table-cell office:value-type="string">
            <text:p>120400</text:p>
          </table:table-cell>
          <table:table-cell office:value-type="string">
            <text:p>1.56-2.78</text:p>
          </table:table-cell>
          <table:table-cell office:value-type="string">
            <text:p>174-247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0</text:p>
          </table:table-cell>
          <table:table-cell office:value-type="string">
            <text:p>508-992</text:p>
          </table:table-cell>
          <table:table-cell office:value-type="string">
            <text:p>53400</text:p>
          </table:table-cell>
          <table:table-cell office:value-type="string">
            <text:p>2.78-4.34</text:p>
          </table:table-cell>
          <table:table-cell office:value-type="string">
            <text:p>231-309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6</text:p>
          </table:table-cell>
          <table:table-cell office:value-type="string">
            <text:p>992-1720</text:p>
          </table:table-cell>
          <table:table-cell office:value-type="string">
            <text:p>20200</text:p>
          </table:table-cell>
          <table:table-cell office:value-type="string">
            <text:p>4.34-6.25</text:p>
          </table:table-cell>
          <table:table-cell office:value-type="string">
            <text:p>289-371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1720-2720</text:p>
          </table:table-cell>
          <table:table-cell office:value-type="string">
            <text:p>6600</text:p>
          </table:table-cell>
          <table:table-cell office:value-type="string">
            <text:p>6.25-8.51</text:p>
          </table:table-cell>
          <table:table-cell office:value-type="string">
            <text:p>347-432</text:p>
          </table:table-cell>
          <table:table-cell office:value-type="string">
            <text:p>41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70 fps-50 sec Right or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2000</text:p>
          </table:table-cell>
          <table:table-cell office:value-type="string">
            <text:p>116</text:p>
          </table:table-cell>
          <table:table-cell office:value-type="string">
            <text:p>1060-2300</text:p>
          </table:table-cell>
          <table:table-cell office:value-type="string">
            <text:p>-43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8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1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0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52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520-14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7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75-25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75-25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60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0700</text:p>
          </table:table-cell>
          <table:table-cell office:value-type="string">
            <text:p>0.06-7.94</text:p>
          </table:table-cell>
          <table:table-cell office:value-type="string">
            <text:p>1129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2200 70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1600</text:p>
          </table:table-cell>
          <table:table-cell office:value-type="string">
            <text:p>7.94-64</text:p>
          </table:table-cell>
          <table:table-cell office:value-type="string">
            <text:p>2314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EQ AREF 700 52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960</text:p>
          </table:table-cell>
          <table:table-cell office:value-type="string">
            <text:p>64-214</text:p>
          </table:table-cell>
          <table:table-cell office:value-type="string">
            <text:p>97000</text:p>
          </table:table-cell>
          <table:table-cell office:value-type="string">
            <text:p>0.69-1.56</text:p>
          </table:table-cell>
          <table:table-cell office:value-type="string">
            <text:p>116-185</text:p>
          </table:table-cell>
          <table:table-cell office:value-type="string">
            <text:p>52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9</text:p>
          </table:table-cell>
          <table:table-cell office:value-type="string">
            <text:p>214-508</text:p>
          </table:table-cell>
          <table:table-cell office:value-type="string">
            <text:p>23000</text:p>
          </table:table-cell>
          <table:table-cell office:value-type="string">
            <text:p>1.56-2.78</text:p>
          </table:table-cell>
          <table:table-cell office:value-type="string">
            <text:p>174-247</text:p>
          </table:table-cell>
          <table:table-cell office:value-type="string">
            <text:p>52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</text:p>
          </table:table-cell>
          <table:table-cell office:value-type="string">
            <text:p>508-992</text:p>
          </table:table-cell>
          <table:table-cell office:value-type="string">
            <text:p>3800</text:p>
          </table:table-cell>
          <table:table-cell office:value-type="string">
            <text:p>2.78-4.34</text:p>
          </table:table-cell>
          <table:table-cell office:value-type="string">
            <text:p>231-309</text:p>
          </table:table-cell>
          <table:table-cell office:value-type="string">
            <text:p>52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70 fps-52 sec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07000</text:p>
          </table:table-cell>
          <table:table-cell office:value-type="string">
            <text:p>116</text:p>
          </table:table-cell>
          <table:table-cell office:value-type="string">
            <text:p>1040-2200</text:p>
          </table:table-cell>
          <table:table-cell office:value-type="string">
            <text:p>-46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8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2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5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54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540-14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7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75-25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75-25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60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6700</text:p>
          </table:table-cell>
          <table:table-cell office:value-type="string">
            <text:p>0.06-7.94</text:p>
          </table:table-cell>
          <table:table-cell office:value-type="string">
            <text:p>1187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2200 70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1600</text:p>
          </table:table-cell>
          <table:table-cell office:value-type="string">
            <text:p>7.94-64</text:p>
          </table:table-cell>
          <table:table-cell office:value-type="string">
            <text:p>2280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EQ AREF 700 54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74</text:p>
          </table:table-cell>
          <table:table-cell office:value-type="string">
            <text:p>64-214</text:p>
          </table:table-cell>
          <table:table-cell office:value-type="string">
            <text:p>88000</text:p>
          </table:table-cell>
          <table:table-cell office:value-type="string">
            <text:p>0.69-1.56</text:p>
          </table:table-cell>
          <table:table-cell office:value-type="string">
            <text:p>116-185</text:p>
          </table:table-cell>
          <table:table-cell office:value-type="string">
            <text:p>54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</text:p>
          </table:table-cell>
          <table:table-cell office:value-type="string">
            <text:p>214-508</text:p>
          </table:table-cell>
          <table:table-cell office:value-type="string">
            <text:p>19200</text:p>
          </table:table-cell>
          <table:table-cell office:value-type="string">
            <text:p>1.56-3.78</text:p>
          </table:table-cell>
          <table:table-cell office:value-type="string">
            <text:p>174-247</text:p>
          </table:table-cell>
          <table:table-cell office:value-type="string">
            <text:p>54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508-992</text:p>
          </table:table-cell>
          <table:table-cell office:value-type="string">
            <text:p>2700</text:p>
          </table:table-cell>
          <table:table-cell office:value-type="string">
            <text:p>2.78-4.34</text:p>
          </table:table-cell>
          <table:table-cell office:value-type="string">
            <text:p>231-309</text:p>
          </table:table-cell>
          <table:table-cell office:value-type="string">
            <text:p>54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60 fps-52 sec Righ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07000</text:p>
          </table:table-cell>
          <table:table-cell office:value-type="string">
            <text:p>116</text:p>
          </table:table-cell>
          <table:table-cell office:value-type="string">
            <text:p>1040-2200</text:p>
          </table:table-cell>
          <table:table-cell office:value-type="string">
            <text:p>-46</text:p>
          </table:table-cell>
          <table:table-cell office:value-type="string">
            <text:p>A1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8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20</text:p>
          </table:table-cell>
          <table:table-cell office:value-type="string">
            <text:p>A2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5</text:p>
          </table:table-cell>
          <table:table-cell office:value-type="string">
            <text:p>A3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540</text:p>
          </table:table-cell>
          <table:table-cell office:value-type="string">
            <text:p>A4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540-1400</text:p>
          </table:table-cell>
          <table:table-cell office:value-type="string">
            <text:p>A5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700</text:p>
          </table:table-cell>
          <table:table-cell office:value-type="string">
            <text:p>A6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75-2500</text:p>
          </table:table-cell>
          <table:table-cell office:value-type="string">
            <text:p>A7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75-2500</text:p>
          </table:table-cell>
          <table:table-cell office:value-type="string">
            <text:p>A6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table:style-name="Default" office:value-type="string">
            <text:p>A6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60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6700</text:p>
          </table:table-cell>
          <table:table-cell office:value-type="string">
            <text:p>0.06-7.94</text:p>
          </table:table-cell>
          <table:table-cell office:value-type="string">
            <text:p>1187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2200-700</text:p>
          </table:table-cell>
          <table:table-cell office:value-type="string">
            <text:p>A8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1600</text:p>
          </table:table-cell>
          <table:table-cell office:value-type="string">
            <text:p>7.9-64</text:p>
          </table:table-cell>
          <table:table-cell office:value-type="string">
            <text:p>2280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EQ AREF 700 540</text:p>
          </table:table-cell>
          <table:table-cell office:value-type="string">
            <text:p>A8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874</text:p>
          </table:table-cell>
          <table:table-cell office:value-type="string">
            <text:p>64-214</text:p>
          </table:table-cell>
          <table:table-cell office:value-type="string">
            <text:p>88000</text:p>
          </table:table-cell>
          <table:table-cell office:value-type="string">
            <text:p>0.69-1.56</text:p>
          </table:table-cell>
          <table:table-cell office:value-type="string">
            <text:p>116-185</text:p>
          </table:table-cell>
          <table:table-cell office:value-type="string">
            <text:p>540 *</text:p>
          </table:table-cell>
          <table:table-cell office:value-type="string">
            <text:p>A8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</text:p>
          </table:table-cell>
          <table:table-cell office:value-type="string">
            <text:p>214-508</text:p>
          </table:table-cell>
          <table:table-cell office:value-type="string">
            <text:p>19200</text:p>
          </table:table-cell>
          <table:table-cell office:value-type="string">
            <text:p>1.56-2.78</text:p>
          </table:table-cell>
          <table:table-cell office:value-type="string">
            <text:p>174-247</text:p>
          </table:table-cell>
          <table:table-cell office:value-type="string">
            <text:p>540 *</text:p>
          </table:table-cell>
          <table:table-cell office:value-type="string">
            <text:p>A8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508-992</text:p>
          </table:table-cell>
          <table:table-cell office:value-type="string">
            <text:p>2700</text:p>
          </table:table-cell>
          <table:table-cell office:value-type="string">
            <text:p>2.78-4.34</text:p>
          </table:table-cell>
          <table:table-cell office:value-type="string">
            <text:p>231-309</text:p>
          </table:table-cell>
          <table:table-cell office:value-type="string">
            <text:p>540 *</text:p>
          </table:table-cell>
          <table:table-cell office:value-type="string">
            <text:p>A8</text:p>
          </table:table-cell>
          <table:table-cell office:value-type="string">
            <text:p>NULL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00 fps-65 sec Right or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180000</text:p>
          </table:table-cell>
          <table:table-cell office:value-type="string">
            <text:p>116</text:p>
          </table:table-cell>
          <table:table-cell office:value-type="string">
            <text:p>800-1900</text:p>
          </table:table-cell>
          <table:table-cell office:value-type="string">
            <text:p>-48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700</text:p>
          </table:table-cell>
          <table:table-cell office:value-type="string">
            <text:p>237</text:p>
          </table:table-cell>
          <table:table-cell office:value-type="string">
            <text:p>77-530</text:p>
          </table:table-cell>
          <table:table-cell office:value-type="string">
            <text:p>40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5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60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600-14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7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75-25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75-25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000-6000</text:p>
          </table:table-cell>
          <table:table-cell office:value-type="string">
            <text:p>0.01-2</text:p>
          </table:table-cell>
          <table:table-cell office:value-type="string">
            <text:p>57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5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0000</text:p>
          </table:table-cell>
          <table:table-cell office:value-type="string">
            <text:p>0.06-7.9</text:p>
          </table:table-cell>
          <table:table-cell office:value-type="string">
            <text:p>1594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2100 60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100</text:p>
          </table:table-cell>
          <table:table-cell office:value-type="string">
            <text:p>7.9-64</text:p>
          </table:table-cell>
          <table:table-cell office:value-type="string">
            <text:p>1793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60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65</text:p>
          </table:table-cell>
          <table:table-cell office:value-type="string">
            <text:p>64-214</text:p>
          </table:table-cell>
          <table:table-cell office:value-type="string">
            <text:p>34700</text:p>
          </table:table-cell>
          <table:table-cell office:value-type="string">
            <text:p>0.69-1.56</text:p>
          </table:table-cell>
          <table:table-cell office:value-type="string">
            <text:p>116-85</text:p>
          </table:table-cell>
          <table:table-cell office:value-type="string">
            <text:p>60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</text:p>
          </table:table-cell>
          <table:table-cell office:value-type="string">
            <text:p>214-508</text:p>
          </table:table-cell>
          <table:table-cell office:value-type="string">
            <text:p>23400</text:p>
          </table:table-cell>
          <table:table-cell office:value-type="string">
            <text:p>1.56-2.78</text:p>
          </table:table-cell>
          <table:table-cell office:value-type="string">
            <text:p>174-247</text:p>
          </table:table-cell>
          <table:table-cell office:value-type="string">
            <text:p>60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200 fps-100 sec Right or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108000</text:p>
          </table:table-cell>
          <table:table-cell office:value-type="string">
            <text:p>116</text:p>
          </table:table-cell>
          <table:table-cell office:value-type="string">
            <text:p>540-1150</text:p>
          </table:table-cell>
          <table:table-cell office:value-type="string">
            <text:p>-52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500</text:p>
          </table:table-cell>
          <table:table-cell office:value-type="string">
            <text:p>237</text:p>
          </table:table-cell>
          <table:table-cell office:value-type="string">
            <text:p>76-520</text:p>
          </table:table-cell>
          <table:table-cell office:value-type="string">
            <text:p>31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25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</text:p>
          </table:table-cell>
          <table:table-cell office:value-type="string">
            <text:p>6080</text:p>
          </table:table-cell>
          <table:table-cell office:value-type="string">
            <text:p>7300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75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750-110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45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5-20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5-20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000-5000</text:p>
          </table:table-cell>
          <table:table-cell office:value-type="string">
            <text:p>0.01-2</text:p>
          </table:table-cell>
          <table:table-cell office:value-type="string">
            <text:p>51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000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49000</text:p>
          </table:table-cell>
          <table:table-cell office:value-type="string">
            <text:p>0.06-7.94</text:p>
          </table:table-cell>
          <table:table-cell office:value-type="string">
            <text:p>125400</text:p>
          </table:table-cell>
          <table:table-cell office:value-type="string">
            <text:p>0.007-0.17</text:p>
          </table:table-cell>
          <table:table-cell office:value-type="string">
            <text:p>12-62</text:p>
          </table:table-cell>
          <table:table-cell office:value-type="string">
            <text:p>EQ AREF 1600 750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0800</text:p>
          </table:table-cell>
          <table:table-cell office:value-type="string">
            <text:p>7.94-64</text:p>
          </table:table-cell>
          <table:table-cell office:value-type="string">
            <text:p>800</text:p>
          </table:table-cell>
          <table:table-cell office:value-type="string">
            <text:p>0.17-0.69</text:p>
          </table:table-cell>
          <table:table-cell office:value-type="string">
            <text:p>58-124</text:p>
          </table:table-cell>
          <table:table-cell office:value-type="string">
            <text:p>750 *</text:p>
          </table:table-cell>
          <table:table-cell office:value-type="string">
            <text:p>A8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700 fps-115 sec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2000</text:p>
          </table:table-cell>
          <table:table-cell office:value-type="string">
            <text:p>116</text:p>
          </table:table-cell>
          <table:table-cell office:value-type="string">
            <text:p>360-770</text:p>
          </table:table-cell>
          <table:table-cell office:value-type="string">
            <text:p>-32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400</text:p>
          </table:table-cell>
          <table:table-cell office:value-type="string">
            <text:p>237</text:p>
          </table:table-cell>
          <table:table-cell office:value-type="string">
            <text:p>76-520</text:p>
          </table:table-cell>
          <table:table-cell office:value-type="string">
            <text:p>13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15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6080</text:p>
          </table:table-cell>
          <table:table-cell office:value-type="string">
            <text:p>1216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12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</text:p>
          </table:table-cell>
          <table:table-cell office:value-type="string">
            <text:p>9250</text:p>
          </table:table-cell>
          <table:table-cell office:value-type="string">
            <text:p>92500</text:p>
          </table:table-cell>
          <table:table-cell office:value-type="string">
            <text:p>250</text:p>
          </table:table-cell>
          <table:table-cell office:value-type="string">
            <text:p>15-26</text:p>
          </table:table-cell>
          <table:table-cell office:value-type="string">
            <text:p>75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75-75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0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5-20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5-20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000-5000</text:p>
          </table:table-cell>
          <table:table-cell office:value-type="string">
            <text:p>0.01-2</text:p>
          </table:table-cell>
          <table:table-cell office:value-type="string">
            <text:p>47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000 *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900 fps-115 sec Righ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2000</text:p>
          </table:table-cell>
          <table:table-cell office:value-type="string">
            <text:p>116</text:p>
          </table:table-cell>
          <table:table-cell office:value-type="string">
            <text:p>360-770</text:p>
          </table:table-cell>
          <table:table-cell office:value-type="string">
            <text:p>-32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400</text:p>
          </table:table-cell>
          <table:table-cell office:value-type="string">
            <text:p>237</text:p>
          </table:table-cell>
          <table:table-cell office:value-type="string">
            <text:p>76-520</text:p>
          </table:table-cell>
          <table:table-cell office:value-type="string">
            <text:p>13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15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6080</text:p>
          </table:table-cell>
          <table:table-cell office:value-type="string">
            <text:p>1216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12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</text:p>
          </table:table-cell>
          <table:table-cell office:value-type="string">
            <text:p>9250</text:p>
          </table:table-cell>
          <table:table-cell office:value-type="string">
            <text:p>92500</text:p>
          </table:table-cell>
          <table:table-cell office:value-type="string">
            <text:p>250</text:p>
          </table:table-cell>
          <table:table-cell office:value-type="string">
            <text:p>15-26</text:p>
          </table:table-cell>
          <table:table-cell office:value-type="string">
            <text:p>75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75-75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0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5-20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5-20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000-5000</text:p>
          </table:table-cell>
          <table:table-cell office:value-type="string">
            <text:p>0.01-2</text:p>
          </table:table-cell>
          <table:table-cell office:value-type="string">
            <text:p>47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000 *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000 fps-115 sec Right or Left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Number of Pieces</text:p>
          </table:table-cell>
          <table:table-cell office:value-type="string">
            <text:p>Weight of each piece (lbs)</text:p>
          </table:table-cell>
          <table:table-cell office:value-type="string">
            <text:p>Total Weight (lbs)</text:p>
          </table:table-cell>
          <table:table-cell office:value-type="string">
            <text:p>Reference Area (ft^2)</text:p>
          </table:table-cell>
          <table:table-cell office:value-type="string">
            <text:p>Ballistic Coeff (lb/ft^2)</text:p>
          </table:table-cell>
          <table:table-cell office:value-type="string">
            <text:p>Velocity Increment (ft/sec)</text:p>
          </table:table-cell>
          <table:table-cell office:value-type="string">
            <text:p>CD</text:p>
          </table:table-cell>
          <table:table-cell office:value-type="string">
            <text:p>CL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72000</text:p>
          </table:table-cell>
          <table:table-cell office:value-type="string">
            <text:p>116</text:p>
          </table:table-cell>
          <table:table-cell office:value-type="string">
            <text:p>360-770</text:p>
          </table:table-cell>
          <table:table-cell office:value-type="string">
            <text:p>-32</text:p>
          </table:table-cell>
          <table:table-cell office:value-type="string">
            <text:p>A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</text:p>
          </table:table-cell>
          <table:table-cell table:number-columns-repeated="2" office:value-type="string">
            <text:p>21400</text:p>
          </table:table-cell>
          <table:table-cell office:value-type="string">
            <text:p>237</text:p>
          </table:table-cell>
          <table:table-cell office:value-type="string">
            <text:p>76-520</text:p>
          </table:table-cell>
          <table:table-cell office:value-type="string">
            <text:p>130</text:p>
          </table:table-cell>
          <table:table-cell office:value-type="string">
            <text:p>A2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128</text:p>
          </table:table-cell>
          <table:table-cell office:value-type="string">
            <text:p>385</text:p>
          </table:table-cell>
          <table:table-cell office:value-type="string">
            <text:p>1.9</text:p>
          </table:table-cell>
          <table:table-cell office:value-type="string">
            <text:p>96-340</text:p>
          </table:table-cell>
          <table:table-cell office:value-type="string">
            <text:p>-15</text:p>
          </table:table-cell>
          <table:table-cell office:value-type="string">
            <text:p>A3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6080</text:p>
          </table:table-cell>
          <table:table-cell office:value-type="string">
            <text:p>12160</text:p>
          </table:table-cell>
          <table:table-cell office:value-type="string">
            <text:p>250</text:p>
          </table:table-cell>
          <table:table-cell office:value-type="string">
            <text:p>10-17</text:p>
          </table:table-cell>
          <table:table-cell office:value-type="string">
            <text:p>120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0</text:p>
          </table:table-cell>
          <table:table-cell office:value-type="string">
            <text:p>9250</text:p>
          </table:table-cell>
          <table:table-cell office:value-type="string">
            <text:p>92500</text:p>
          </table:table-cell>
          <table:table-cell office:value-type="string">
            <text:p>250</text:p>
          </table:table-cell>
          <table:table-cell office:value-type="string">
            <text:p>15-26</text:p>
          </table:table-cell>
          <table:table-cell office:value-type="string">
            <text:p>75</text:p>
          </table:table-cell>
          <table:table-cell office:value-type="string">
            <text:p>A4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260</text:p>
          </table:table-cell>
          <table:table-cell office:value-type="string">
            <text:p>0.33</text:p>
          </table:table-cell>
          <table:table-cell office:value-type="string">
            <text:p>416</text:p>
          </table:table-cell>
          <table:table-cell office:value-type="string">
            <text:p>0.010</text:p>
          </table:table-cell>
          <table:table-cell office:value-type="string">
            <text:p>24-110</text:p>
          </table:table-cell>
          <table:table-cell office:value-type="string">
            <text:p>75-750</text:p>
          </table:table-cell>
          <table:table-cell office:value-type="string">
            <text:p>A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144</text:p>
          </table:table-cell>
          <table:table-cell office:value-type="string">
            <text:p>1.1</text:p>
          </table:table-cell>
          <table:table-cell office:value-type="string">
            <text:p>18-27</text:p>
          </table:table-cell>
          <table:table-cell office:value-type="string">
            <text:p>10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4-28</text:p>
          </table:table-cell>
          <table:table-cell office:value-type="string">
            <text:p>0.5-1.0</text:p>
          </table:table-cell>
          <table:table-cell office:value-type="string">
            <text:p>14</text:p>
          </table:table-cell>
          <table:table-cell office:value-type="string">
            <text:p>0.67</text:p>
          </table:table-cell>
          <table:table-cell office:value-type="string">
            <text:p>0.9-2.6</text:p>
          </table:table-cell>
          <table:table-cell office:value-type="string">
            <text:p>5-2000</text:p>
          </table:table-cell>
          <table:table-cell office:value-type="string">
            <text:p>A7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48-60</text:p>
          </table:table-cell>
          <table:table-cell office:value-type="string">
            <text:p>1.6-12</text:p>
          </table:table-cell>
          <table:table-cell office:value-type="string">
            <text:p>200</text:p>
          </table:table-cell>
          <table:table-cell office:value-type="string">
            <text:p>1.1-8.3</text:p>
          </table:table-cell>
          <table:table-cell office:value-type="string">
            <text:p>1.2-1.8</text:p>
          </table:table-cell>
          <table:table-cell office:value-type="string">
            <text:p>5-2000</text:p>
          </table:table-cell>
          <table:table-cell table:style-name="Default"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150-600</text:p>
          </table:table-cell>
          <table:table-cell office:value-type="string">
            <text:p>0.006-0.05</text:p>
          </table:table-cell>
          <table:table-cell office:value-type="string">
            <text:p>6</text:p>
          </table:table-cell>
          <table:table-cell office:value-type="string">
            <text:p>0.01-0.08</text:p>
          </table:table-cell>
          <table:table-cell office:value-type="string">
            <text:p>0.5-0.8</text:p>
          </table:table-cell>
          <table:table-cell office:value-type="string">
            <text:p>2300</text:p>
          </table:table-cell>
          <table:table-cell office:value-type="string">
            <text:p>A6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3000-5000</text:p>
          </table:table-cell>
          <table:table-cell office:value-type="string">
            <text:p>0.01-2</text:p>
          </table:table-cell>
          <table:table-cell office:value-type="string">
            <text:p>4740</text:p>
          </table:table-cell>
          <table:table-cell office:value-type="string">
            <text:p>0.001-0.1</text:p>
          </table:table-cell>
          <table:table-cell office:value-type="string">
            <text:p>1-20</text:p>
          </table:table-cell>
          <table:table-cell office:value-type="string">
            <text:p>2000 *</text:p>
          </table:table-cell>
          <table:table-cell office:value-type="string">
            <text:p>1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6/28/2012</text:date>, <text:time>20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5:37:42</meta:creation-date>
    <dc:date>2012-06-28T20:41:42</dc:date>
    <meta:editing-duration>PT8H59M41S</meta:editing-duration>
    <meta:editing-cycles>16</meta:editing-cycles>
    <meta:generator>LibreOffice/3.3$Unix LibreOffice_project/330m19$Build-401</meta:generator>
    <meta:document-statistic meta:table-count="12" meta:cell-count="1480" meta:object-count="0"/>
  </office:meta>
</office:document-meta>
</file>